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Led the Row One product squad responsible for maintaining and evolving four production React applications.</text:span><text:span text:style-name="T21"/></text:p><text:list text:style-name="WWNum2"><text:list-item><text:p text:style-name="P25" loext:marker-style-name="T5"><text:span text:style-name="T5">Coordinated development across frontend and backend services.</text:span><text:span text:style-name="T5"/></text:p></text:list-item><text:list-item><text:p text:style-name="P25" loext:marker-style-name="T5"><text:span text:style-name="T5">Implemented new features, bug fixes and architectural improvements.</text:span><text:span text:style-name="T5"/></text:p></text:list-item><text:list-item><text:p text:style-name="P25" loext:marker-style-name="T5"><text:span text:style-name="T5">Managed production deployments and resolved incidents to ensure</text:span><text:span text:style-name="T5"/></text:p></text:list-item></text:list><text:p text:style-name="P26" loext:marker-style-name="T5"><text:span text:style-name="T5">system stability.</text:span><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Built backend and frontend integrations.</text:span><text:span text:style-name="T5"/></text:p></text:list-item><text:list-item><text:p text:style-name="P34" loext:marker-style-name="T5"><text:span text:style-name="T5">Manual Linux server deployment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Developed Illustrate Plus (life insurance calculator).</text:span><text:span text:style-name="T5"/></text:p></text:list-item><text:list-item><text:p text:style-name="P34" loext:marker-style-name="T5"><text:span text:style-name="T5">Spring MVC, Hibernate,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Led DGT government systems integration.</text:span><text:span text:style-name="T5"/></text:p></text:list-item><text:list-item><text:p text:style-name="P34" loext:marker-style-name="T5"><text:span text:style-name="T5">Managed WS-Security, DataPower, WebSphere.</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text:span><text:span text:style-name="T5"/></text:p></text:list-item><text:list-item><text:p text:style-name="P34" loext:marker-style-name="T16"><text:span text:style-name="T5">Coordinated requirements, architecture, and client meetings.</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Calibri2" style:font-size-asian="10pt" style:language-asian="en" style:country-asian="US" style:font-name-complex="Arial"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1" fo:font-size="10pt" fo:language="en" fo:country="US" style:letter-kerning="false" style:font-name-asian="Calibri2" style:font-size-asian="10pt" style:language-asian="en" style:country-asian="US" style:font-name-complex="Ari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loext:hyphenation-keep-line="false" style:writing-mode="lr-tb"/>
      <style:text-properties style:use-window-font-color="true" loext:opacity="0%" style:font-name="Calibri1" fo:font-family="Calibri" style:font-family-generic="swiss"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_5b_Basic_20_Paragraph_5d_" style:display-name="[Basic Paragraph]" style:family="paragraph" style:parent-style-name="Standard">
      <style:paragraph-properties fo:margin-top="0in" fo:margin-bottom="0in" style:contextual-spacing="false" fo:line-height="120%" style:vertical-align="middle"/>
      <style:text-properties fo:color="#000000" loext:opacity="100%" style:font-name="Minion Pro" fo:font-family="'Minion Pro'" style:font-family-generic="roman" style:font-pitch="variable" fo:font-size="12pt" fo:language="en" fo:country="GB" style:font-size-asian="12pt" style:font-name-complex="Minion Pro1" style:font-family-complex="'Minion Pro'" style:font-family-generic-complex="system" style:font-pitch-complex="variable" style:font-size-complex="12pt"/>
    </style:style>
    <style:style style:name="_5b_No_20_Paragraph_20_Style_5d_" style:display-name="[No Paragraph Style]" style:family="paragraph">
      <style:paragraph-properties fo:margin-top="0in" fo:margin-bottom="0in" style:contextual-spacing="false" fo:line-height="120%" fo:text-align="start" style:justify-single-word="false" fo:orphans="2" fo:widows="2" fo:hyphenation-ladder-count="no-limit" fo:hyphenation-keep="auto" loext:hyphenation-keep-type="column" loext:hyphenation-keep-line="false" style:vertical-align="middle" style:writing-mode="lr-tb"/>
      <style:text-properties fo:color="#000000" loext:opacity="100%" style:font-name="Minion Pro" fo:font-family="'Minion Pro'" style:font-family-generic="roman" style:font-pitch="variable" fo:font-size="12pt" fo:language="en" fo:country="GB" style:letter-kerning="false" style:font-name-asian="Calibri2" style:font-family-asian="Calibri" style:font-family-generic-asian="system" style:font-pitch-asian="variable" style:font-size-asian="12pt" style:language-asian="en" style:country-asian="US" style:font-name-complex="Minion Pro1" style:font-family-complex="'Minion Pro'"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sv" fo:country="FI"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loext:linked-style-name="Header">
      <style:text-properties fo:font-size="11pt" fo:language="tr" fo:country="TR" style:font-size-asian="11pt" style:font-size-complex="11pt"/>
    </style:style>
    <style:style style:name="Footer_20_Char" style:display-name="Footer Char" style:family="text" loext:linked-style-name="Footer">
      <style:text-properties fo:font-size="11pt" fo:language="tr" fo:country="TR"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text-properties style:font-name="Calibri" fo:font-family="Calibri" style:font-family-generic="roman" style:font-pitch="variable" fo:font-size="7pt" style:font-size-asian="7pt"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7f7f7f" loext:opacity="100%" style:font-name="Calibri" fo:font-family="Calibri" style:font-family-generic="roman" style:font-pitch="variable" fo:font-size="9pt" style:font-size-asian="9pt" style:font-name-complex="Symbol" style:font-family-complex="Symbol" style:font-family-generic-complex="system" style:font-pitch-complex="variable">
        <loext:char-complex-color loext:theme-type="dark1" loext:color-type="theme">
          <loext:transformation loext:type="tint" loext:value="4980"/>
        </loext:char-complex-color>
      </style:text-properties>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201in" fo:margin-left="0.1201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028in" fo:margin-left="0.3902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7:11:00</meta:creation-date>
    <meta:initial-creator>tnsdesign</meta:initial-creator>
    <dc:language>en-US</dc:language>
    <meta:print-date>2026-03-28T07:47:00.055337000</meta:print-date>
    <dc:date>2026-03-29T17:58:27.303897000</dc:date>
    <meta:editing-cycles>5</meta:editing-cycles>
    <meta:editing-duration>P1DT10H5M47S</meta:editing-duration>
    <meta:generator>LibreOffice/25.8.1.1$MacOSX_AARCH64 LibreOffice_project/54047653041915e595ad4e45cccea684809c77b5</meta:generator>
    <meta:printed-by>PDF files</meta:printed-by>
    <meta:document-statistic meta:table-count="0" meta:image-count="0" meta:object-count="0" meta:page-count="2" meta:paragraph-count="82" meta:word-count="480" meta:character-count="3489" meta:non-whitespace-character-count="3072"/>
    <meta:user-defined meta:name="AppVersion">15.0000</meta:user-defined>
    <meta:template xlink:type="simple" xlink:actuate="onRequest" xlink:title="Normal.dotm" xlink:href=""/>
  </office:meta>
</office:document-meta>
</file>